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pToMessage.get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sendFileToRemote( File localFile , InputStream in , OutputStream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cpToMessage.ScpToMessage( boolean verbose , Session session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.ScpToMessage( Session session , List aDirectoryList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ScpToMessage( boolean verbos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pToMessage.ScpToMessage( boolean verbose , Session session , List aDirectoryList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.ScpTo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ScpToMessage( Session session , File aLocalFile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sendDirectoryToRemote( Directory directory , InputStream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pToMessage.getRemo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pToMessage.doMultipleTransf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pToMessage.ScpToMessage( boolean verbose , Session session , File aLocalFile , String aRemo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pToMessage.sendDirectory( Directory current , InputStream in ,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pToMessage.doSingleTrans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